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87mm"/>
    </style:style>
    <style:style style:name="co3" style:family="table-column">
      <style:table-column-properties fo:break-before="auto" style:column-width="7.74mm"/>
    </style:style>
    <style:style style:name="co4" style:family="table-column">
      <style:table-column-properties fo:break-before="auto" style:column-width="8.78mm"/>
    </style:style>
    <style:style style:name="co5" style:family="table-column">
      <style:table-column-properties fo:break-before="auto" style:column-width="6.9mm"/>
    </style:style>
    <style:style style:name="co6" style:family="table-column">
      <style:table-column-properties fo:break-before="auto" style:column-width="170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16" table:default-cell-style-name="ce2"/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еверянину Да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4" calcext:value-type="float">
            <text:p>24</text:p>
          </table:table-cell>
          <table:table-cell office:value-type="string" calcext:value-type="string">
            <text:p>}</text:p>
          </table:table-cell>
          <table:table-cell table:formula="of:=COM.MICROSOFT.TEXTJOIN(;;[.A1:.G1])" office:value-type="string" office:string-value="\certBeg{Северянину Дане}{выдающееся освоение}{24}" calcext:value-type="string">
            <text:p>\certBeg{Северянину Дане}{выдающееся освоение}{24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Алиеву Заха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2" calcext:value-type="float">
            <text:p>12</text:p>
          </table:table-cell>
          <table:table-cell office:value-type="string" calcext:value-type="string">
            <text:p>}</text:p>
          </table:table-cell>
          <table:table-cell table:formula="of:=COM.MICROSOFT.TEXTJOIN(;;[.A2:.G2])" office:value-type="string" office:string-value="\certBeg{Алиеву Захару}{успешное изучение}{12}" calcext:value-type="string">
            <text:p>\certBeg{Алиеву Захару}{успешное изучение}{12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Сафаряну Георг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M.MICROSOFT.TEXTJOIN(;;[.A3:.G3])" office:value-type="string" office:string-value="\certBeg{Сафаряну Георгию}{успешное изучение}{11}" calcext:value-type="string">
            <text:p>\certBeg{Сафаряну Георгию}{успешное изучение}{1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Фёдорову Вла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1" calcext:value-type="float">
            <text:p>11</text:p>
          </table:table-cell>
          <table:table-cell office:value-type="string" calcext:value-type="string">
            <text:p>}</text:p>
          </table:table-cell>
          <table:table-cell table:formula="of:=COM.MICROSOFT.TEXTJOIN(;;[.A4:.G4])" office:value-type="string" office:string-value="\certBeg{Фёдорову Владу}{успешное изучение}{11}" calcext:value-type="string">
            <text:p>\certBeg{Фёдорову Владу}{успешное изучение}{11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Карп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5:.G5])" office:value-type="string" office:string-value="\certBeg{Карпову Алексею}{успешное изучение}{10}" calcext:value-type="string">
            <text:p>\certBeg{Карпову Алексею}{успешное изучение}{10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Брюккелю Вов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6:.G6])" office:value-type="string" office:string-value="\certBeg{Брюккелю Вове}{прохождение}{8}" calcext:value-type="string">
            <text:p>\certBeg{Брюккелю Вове}{прохождение}{8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Якобсону Кирилл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7:.G7])" office:value-type="string" office:string-value="\certBeg{Якобсону Кириллу}{прохождение}{8}" calcext:value-type="string">
            <text:p>\certBeg{Якобсону Кириллу}{прохождение}{8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Чуваткин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7" calcext:value-type="float">
            <text:p>7</text:p>
          </table:table-cell>
          <table:table-cell office:value-type="string" calcext:value-type="string">
            <text:p>}</text:p>
          </table:table-cell>
          <table:table-cell table:formula="of:=COM.MICROSOFT.TEXTJOIN(;;[.A8:.G8])" office:value-type="string" office:string-value="\certBeg{Чуваткину Алексею}{прохождение}{7}" calcext:value-type="string">
            <text:p>\certBeg{Чуваткину Алексею}{прохождение}{7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Румянцеву Андр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6" calcext:value-type="float">
            <text:p>6</text:p>
          </table:table-cell>
          <table:table-cell office:value-type="string" calcext:value-type="string">
            <text:p>}</text:p>
          </table:table-cell>
          <table:table-cell table:formula="of:=COM.MICROSOFT.TEXTJOIN(;;[.A9:.G9])" office:value-type="string" office:string-value="\certBeg{Румянцеву Андрею}{прохождение}{6}" calcext:value-type="string">
            <text:p>\certBeg{Румянцеву Андрею}{прохождение}{6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table:style-name="ce1" office:value-type="string" calcext:value-type="string">
            <text:p>Гриве Демид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3" calcext:value-type="float">
            <text:p>3</text:p>
          </table:table-cell>
          <table:table-cell office:value-type="string" calcext:value-type="string">
            <text:p>}</text:p>
          </table:table-cell>
          <table:table-cell table:formula="of:=COM.MICROSOFT.TEXTJOIN(;;[.A10:.G10])" office:value-type="string" office:string-value="\certBeg{Гриве Демиду}{прохождение}{3}" calcext:value-type="string">
            <text:p>\certBeg{Гриве Демиду}{прохождение}{3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office:value-type="string" calcext:value-type="string">
            <text:p>Тузову Алексе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11:.G11])" office:value-type="string" office:string-value="\certBeg{Тузову Алексею}{прохождение}{\underline{\hspace{0.8cm}}\,}" calcext:value-type="string">
            <text:p>\certBeg{Тузову Алексею}{прохождение}{\underline{\hspace{0.8cm}}\,}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\certBeg{</text:p>
          </table:table-cell>
          <table:table-cell office:value-type="string" calcext:value-type="string">
            <text:p>Баркарю Викто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12:.G12])" office:value-type="string" office:string-value="\certBeg{Баркарю Виктору}{прохождение}{\underline{\hspace{0.8cm}}\,}" calcext:value-type="string">
            <text:p>\certBeg{Баркарю Виктору}{прохождение}{\underline{\hspace{0.8cm}}\,}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Кузнецову Никит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выдающееся осво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9" calcext:value-type="float">
            <text:p>19</text:p>
          </table:table-cell>
          <table:table-cell office:value-type="string" calcext:value-type="string">
            <text:p>}</text:p>
          </table:table-cell>
          <table:table-cell table:formula="of:=COM.MICROSOFT.TEXTJOIN(;;[.A15:.G15])" office:value-type="string" office:string-value="\certProd{Кузнецову Никите}{выдающееся освоение}{19}" calcext:value-type="string">
            <text:p>\certProd{Кузнецову Никите}{выдающееся освоение}{19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Горбачёву Яроми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4" calcext:value-type="float">
            <text:p>14</text:p>
          </table:table-cell>
          <table:table-cell office:value-type="string" calcext:value-type="string">
            <text:p>}</text:p>
          </table:table-cell>
          <table:table-cell table:formula="of:=COM.MICROSOFT.TEXTJOIN(;;[.A16:.G16])" office:value-type="string" office:string-value="\certProd{Горбачёву Яромиру}{успешное изучение}{14}" calcext:value-type="string">
            <text:p>\certProd{Горбачёву Яромиру}{успешное изучение}{14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Паку Константин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17:.G17])" office:value-type="string" office:string-value="\certProd{Паку Константину}{успешное изучение}{10}" calcext:value-type="string">
            <text:p>\certProd{Паку Константину}{успешное изучение}{10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Бодрых Дарь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10" calcext:value-type="float">
            <text:p>10</text:p>
          </table:table-cell>
          <table:table-cell office:value-type="string" calcext:value-type="string">
            <text:p>}</text:p>
          </table:table-cell>
          <table:table-cell table:formula="of:=COM.MICROSOFT.TEXTJOIN(;;[.A18:.G18])" office:value-type="string" office:string-value="\certProd{Бодрых Дарье}{успешное изучение}{10}" calcext:value-type="string">
            <text:p>\certProd{Бодрых Дарье}{успешное изучение}{10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Коржавину Иван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8" calcext:value-type="float">
            <text:p>8</text:p>
          </table:table-cell>
          <table:table-cell office:value-type="string" calcext:value-type="string">
            <text:p>}</text:p>
          </table:table-cell>
          <table:table-cell table:formula="of:=COM.MICROSOFT.TEXTJOIN(;;[.A19:.G19])" office:value-type="string" office:string-value="\certProd{Коржавину Ивану}{прохождение}{8}" calcext:value-type="string">
            <text:p>\certProd{Коржавину Ивану}{прохождение}{8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1" office:value-type="string" calcext:value-type="string">
            <text:p>Мело-Лапшину Борислав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float" office:value="2" calcext:value-type="float">
            <text:p>2</text:p>
          </table:table-cell>
          <table:table-cell office:value-type="string" calcext:value-type="string">
            <text:p>}</text:p>
          </table:table-cell>
          <table:table-cell table:formula="of:=COM.MICROSOFT.TEXTJOIN(;;[.A20:.G20])" office:value-type="string" office:string-value="\certProd{Мело-Лапшину Бориславу}{прохождение}{2}" calcext:value-type="string">
            <text:p>\certProd{Мело-Лапшину Бориславу}{прохождение}{2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Дорожкиной Вер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1:.G21])" office:value-type="string" office:string-value="\certProd{Дорожкиной Вере}{успешное изучение}{\underline{\hspace{0.8cm}}\,}" calcext:value-type="string">
            <text:p>\certProd{Дорожкиной Вере}{успешное изуч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Поповой Улья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успешное изуч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2:.G22])" office:value-type="string" office:string-value="\certProd{Поповой Ульяне}{успешное изучение}{\underline{\hspace{0.8cm}}\,}" calcext:value-type="string">
            <text:p>\certProd{Поповой Ульяне}{успешное изуч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Мягкову Петр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3:.G23])" office:value-type="string" office:string-value="\certProd{Мягкову Петру}{прохождение}{\underline{\hspace{0.8cm}}\,}" calcext:value-type="string">
            <text:p>\certProd{Мягкову Петру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Можейко Эрику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4:.G24])" office:value-type="string" office:string-value="\certProd{Можейко Эрику}{прохождение}{\underline{\hspace{0.8cm}}\,}" calcext:value-type="string">
            <text:p>\certProd{Можейко Эрику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Филиппову Геннадию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5:.G25])" office:value-type="string" office:string-value="\certProd{Филиппову Геннадию}{прохождение}{\underline{\hspace{0.8cm}}\,}" calcext:value-type="string">
            <text:p>\certProd{Филиппову Геннадию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Петровой Карин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6:.G26])" office:value-type="string" office:string-value="\certProd{Петровой Карине}{прохождение}{\underline{\hspace{0.8cm}}\,}" calcext:value-type="string">
            <text:p>\certProd{Петровой Карине}{прохождение}{\underline{\hspace{0.8cm}}\,}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\certProd{</text:p>
          </table:table-cell>
          <table:table-cell table:style-name="ce3" office:value-type="string" calcext:value-type="string">
            <text:p>Лебедеву Никите</text:p>
          </table:table-cell>
          <table:table-cell table:style-name="ce1" office:value-type="string" calcext:value-type="string">
            <text:p>}{</text:p>
          </table:table-cell>
          <table:table-cell table:style-name="ce1" office:value-type="string" calcext:value-type="string">
            <text:p>прохождение</text:p>
          </table:table-cell>
          <table:table-cell table:style-name="ce1" office:value-type="string" calcext:value-type="string">
            <text:p>}{</text:p>
          </table:table-cell>
          <table:table-cell office:value-type="string" calcext:value-type="string">
            <text:p>\underline{\hspace{0.8cm}}\,</text:p>
          </table:table-cell>
          <table:table-cell office:value-type="string" calcext:value-type="string">
            <text:p>}</text:p>
          </table:table-cell>
          <table:table-cell table:formula="of:=COM.MICROSOFT.TEXTJOIN(;;[.A27:.G27])" office:value-type="string" office:string-value="\certProd{Лебедеву Никите}{прохождение}{\underline{\hspace{0.8cm}}\,}" calcext:value-type="string">
            <text:p>\certProd{Лебедеву Никите}{прохождение}{\underline{\hspace{0.8cm}}\,}</text:p>
          </table:table-cell>
          <table:table-cell table:number-columns-repeated="1016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8">00.00.0000</text:date>, <text:time style:data-style-name="N2" text:time-value="09:53:16.42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8T04:45:45.912000000</meta:creation-date>
    <dc:date>2018-12-28T09:56:16.840000000</dc:date>
    <meta:editing-duration>PT5M54S</meta:editing-duration>
    <meta:editing-cycles>4</meta:editing-cycles>
    <meta:generator>LibreOffice/6.0.2.1$Windows_X86_64 LibreOffice_project/f7f06a8f319e4b62f9bc5095aa112a65d2f3ac89</meta:generator>
    <meta:document-statistic meta:table-count="1" meta:cell-count="200" meta:object-count="0"/>
    <meta:user-defined meta:name="qrichtext">1</meta:user-defined>
  </office:meta>
</office:document-meta>
</file>